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0281" officeooo:paragraph-rsid="00080281"/>
    </style:style>
    <style:style style:name="P2" style:family="paragraph" style:parent-style-name="Standard">
      <style:text-properties style:text-underline-style="solid" style:text-underline-width="auto" style:text-underline-color="font-color" officeooo:rsid="00080281" officeooo:paragraph-rsid="00080281"/>
    </style:style>
    <style:style style:name="P3" style:family="paragraph" style:parent-style-name="Standard">
      <style:text-properties style:text-underline-style="none" officeooo:rsid="00080281" officeooo:paragraph-rsid="00080281"/>
    </style:style>
    <style:style style:name="P4" style:family="paragraph" style:parent-style-name="Standard">
      <style:text-properties style:text-underline-style="none" officeooo:rsid="0009b96a" officeooo:paragraph-rsid="0009b96a"/>
    </style:style>
    <style:style style:name="P5" style:family="paragraph" style:parent-style-name="Standard" style:list-style-name="L1">
      <style:text-properties style:text-underline-style="none" officeooo:rsid="00080281" officeooo:paragraph-rsid="00080281"/>
    </style:style>
    <style:style style:name="P6" style:family="paragraph" style:parent-style-name="Standard">
      <style:text-properties style:text-underline-style="none" officeooo:rsid="00108db5" officeooo:paragraph-rsid="00108db5"/>
    </style:style>
    <style:style style:name="P7" style:family="paragraph" style:parent-style-name="Standard">
      <style:text-properties officeooo:paragraph-rsid="0009b96a"/>
    </style:style>
    <style:style style:name="P8" style:family="paragraph" style:parent-style-name="Standard" style:list-style-name="L2">
      <style:text-properties officeooo:rsid="000fa923" officeooo:paragraph-rsid="000fa923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80281"/>
    </style:style>
    <style:style style:name="T3" style:family="text">
      <style:text-properties style:text-underline-style="none" officeooo:rsid="0009b96a"/>
    </style:style>
    <style:style style:name="T4" style:family="text">
      <style:text-properties style:text-underline-style="none" officeooo:rsid="00108db5"/>
    </style:style>
    <style:style style:name="T5" style:family="text">
      <style:text-properties officeooo:rsid="000de634"/>
    </style:style>
    <style:style style:name="T6" style:family="text">
      <style:text-properties officeooo:rsid="00108d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nior Design Project – Neural Machine <text:span text:style-name="T5">Tr</text:span>anslator – Anurag Neti – Task List</text:p>
      <text:p text:style-name="P2"/>
      <text:p text:style-name="P3">1. Research on relevant domain areas necessary to complete project. These domains include:</text:p>
      <text:list xml:id="list83288853" text:style-name="L1">
        <text:list-item>
          <text:p text:style-name="P5">Deep Learning</text:p>
        </text:list-item>
        <text:list-item>
          <text:p text:style-name="P5">Neural Machine Translation </text:p>
        </text:list-item>
        <text:list-item>
          <text:p text:style-name="P5">Semi-Supervised Learning</text:p>
          <text:p text:style-name="P5"/>
        </text:list-item>
      </text:list>
      <text:p text:style-name="P6">2. Finish various report related assignments. </text:p>
      <text:list xml:id="list224460040439414" text:continue-numbering="true" text:style-name="L1">
        <text:list-header>
          <text:p text:style-name="P5"/>
        </text:list-header>
      </text:list>
      <text:p text:style-name="P7"><text:span text:style-name="T4">3</text:span><text:span text:style-name="T2">. Research every topic to sufficiently contribute to </text:span><text:span text:style-name="T3">project.</text:span></text:p>
      <text:list xml:id="list1211607541" text:style-name="L2">
        <text:list-item>
          <text:p text:style-name="P8"><text:span text:style-name="T3">S</text:span><text:span text:style-name="T1">hell Scripting </text:span></text:p>
        </text:list-item>
        <text:list-item>
          <text:p text:style-name="P8"><text:span text:style-name="T1">Marian Neural Machine System</text:span></text:p>
        </text:list-item>
        <text:list-item>
          <text:p text:style-name="P8"><text:span text:style-name="T1">Encoding and Decoding </text:span></text:p>
        </text:list-item>
      </text:list>
      <text:p text:style-name="P4"/>
      <text:p text:style-name="P4"><text:span text:style-name="T6">4</text:span>. Once research has completed, or while research is being done, begin design and implementing project.</text:p>
      <text:p text:style-name="P4"/>
      <text:p text:style-name="P4"><text:span text:style-name="T6">5</text:span>. Collaborate advisor to ensure project is being completed on schedule.</text:p>
      <text:p text:style-name="P4"/>
      <text:p text:style-name="P4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5T21:12:18.591702161</meta:creation-date>
    <dc:date>2021-05-04T22:43:44.131555954</dc:date>
    <meta:editing-duration>PT25M1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89" meta:character-count="586" meta:non-whitespace-character-count="510"/>
  </office:meta>
</office:document-meta>
</file>